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fault" table:style-name="ta1">
        <table:table-column table:style-name="co1" table:default-cell-style-name="Status"/>
        <table:table-column table:style-name="co1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table:style-name="Default"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</table:table-row>
      </table:table>
      <table:table table:name="accent1" table:style-name="ta1">
        <table:table-column table:style-name="co1" table:number-columns-repeated="1024" table:default-cell-style-name="Accent_20_1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ent2" table:style-name="ta1">
        <table:table-column table:style-name="co1" table:number-columns-repeated="1024" table:default-cell-style-name="Accent_20_2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ent3" table:style-name="ta1">
        <table:table-column table:style-name="co1" table:number-columns-repeated="1024" table:default-cell-style-name="Accent_20_3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d1" table:style-name="ta1">
        <table:table-column table:style-name="co1" table:number-columns-repeated="1024" table:default-cell-style-name="Heading_20_1"/>
        <table:table-row table:style-name="ro2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table:number-columns-repeated="1022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d2" table:style-name="ta1">
        <table:table-column table:style-name="co1" table:number-columns-repeated="1024" table:default-cell-style-name="Heading_20_2"/>
        <table:table-row table:style-name="ro3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table:number-columns-repeated="1022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d" table:style-name="ta1">
        <table:table-column table:style-name="co1" table:number-columns-repeated="1024" table:default-cell-style-name="Bad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" table:style-name="ta1">
        <table:table-column table:style-name="co1" table:number-columns-repeated="1024" table:default-cell-style-name="Error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" table:style-name="ta1">
        <table:table-column table:style-name="co1" table:number-columns-repeated="1024" table:default-cell-style-name="Good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utral" table:style-name="ta1">
        <table:table-column table:style-name="co1" table:number-columns-repeated="1024" table:default-cell-style-name="Neutral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rning" table:style-name="ta1">
        <table:table-column table:style-name="co1" table:number-columns-repeated="1024" table:default-cell-style-name="Warning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otnote" table:style-name="ta1">
        <table:table-column table:style-name="co1" table:number-columns-repeated="1024" table:default-cell-style-name="Footnote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perlink" table:style-name="ta1">
        <table:table-column table:style-name="co1" table:number-columns-repeated="1024" table:default-cell-style-name="Note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 loext:vertical-justify="auto"/>
      <style:paragraph-properties css3t:text-justify="auto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3:31:48.019311444</meta:creation-date>
    <dc:date>2020-10-06T15:42:10.782097709</dc:date>
    <meta:editing-duration>PT1H49M14S</meta:editing-duration>
    <meta:editing-cycles>6</meta:editing-cycles>
    <meta:generator>LibreOffice/6.1.5.2$Linux_ARM_EABI LibreOffice_project/10$Build-2</meta:generator>
    <meta:document-statistic meta:table-count="13" meta:cell-count="52" meta:object-count="0"/>
  </office:meta>
</office:document-meta>
</file>